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ubik" svg:font-family="Rubik"/>
  </office:font-face-decls>
  <office:automatic-styles>
    <style:style style:name="P1" style:family="paragraph" style:parent-style-name="Standard">
      <style:text-properties officeooo:rsid="001eb1b3" officeooo:paragraph-rsid="001eb1b3"/>
    </style:style>
    <style:style style:name="P2" style:family="paragraph" style:parent-style-name="Standard">
      <style:text-properties officeooo:paragraph-rsid="001eb1b3"/>
    </style:style>
    <style:style style:name="P3" style:family="paragraph" style:parent-style-name="Standard">
      <style:text-properties officeooo:rsid="001f00d9" officeooo:paragraph-rsid="001f00d9"/>
    </style:style>
    <style:style style:name="P4" style:family="paragraph" style:parent-style-name="Standard">
      <style:text-properties officeooo:rsid="001f02eb" officeooo:paragraph-rsid="001f02eb"/>
    </style:style>
    <style:style style:name="T1" style:family="text">
      <style:text-properties fo:font-variant="normal" fo:text-transform="none" fo:color="#323a45" loext:opacity="100%" style:font-name="Rubik" fo:font-size="12pt" fo:letter-spacing="normal" fo:font-style="normal" fo:font-weight="normal"/>
    </style:style>
    <style:style style:name="T2" style:family="text">
      <style:text-properties fo:font-variant="normal" fo:text-transform="none" fo:color="#323a45" loext:opacity="100%" fo:letter-spacing="normal"/>
    </style:style>
    <style:style style:name="T3" style:family="text">
      <style:text-properties fo:text-transform="capitalize" fo:color="#323a45" loext:opacity="100%" style:font-name="Rubik" fo:font-size="12pt" fo:letter-spacing="normal" fo:font-style="normal" style:text-underline-style="solid" style:text-underline-width="auto" style:text-underline-color="font-color" fo:font-weight="normal" officeooo:rsid="001eb1b3" loext:padding="0in" loext:border="none"/>
    </style:style>
    <style:style style:name="T4" style:family="text">
      <style:text-properties officeooo:rsid="001f00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03, 2022</text:p>
      <text:p text:style-name="P1"/>
      <text:p text:style-name="P1">To: Whom It May Concern</text:p>
      <text:p text:style-name="P1"/>
      <text:p text:style-name="P1"/>
      <text:p text:style-name="P1">I am appealing your decision to deny coverage for this ambulance service.</text:p>
      <text:p text:style-name="P1"/>
      <text:p text:style-name="P1">The reason for the ambulance service is because while recovering from a hospital stay at a rehab center I became very anemic. <text:s/>The medical staff at the rehab center determined that it would be unsafe for me to not return to the hospital for a blood transfusion immediately.</text:p>
      <text:p text:style-name="P1"/>
      <text:p text:style-name="P1">At this time I was <text:span text:style-name="T4">wheelchair bound and </text:span>unable to walk let alone drive a vehicle. <text:s/><text:span text:style-name="T4">I was also unable to get into or out of the wheelchair with two people assisting me. <text:s/></text:span><text:s/><text:span text:style-name="T4">T</text:span>he rehab center <text:span text:style-name="T4">did not have staff or a vehicle that could transport me</text:span>.<text:span text:style-name="T4"> <text:s/></text:span>Given the urgency for the blood transfusion the rehab center arranged transport via the ambulance service.</text:p>
      <text:p text:style-name="P1"/>
      <text:p text:style-name="P1"><text:a xlink:type="simple" xlink:href="https://www.medicare.gov/coverage/ambulance-services" text:style-name="Internet_20_link" text:visited-style-name="Visited_20_Internet_20_Link">https://www.medicare.gov/coverage/ambulance-services</text:a></text:p>
      <text:p text:style-name="P1"/>
      <text:p text:style-name="P2"><text:span text:style-name="T3">Medicare Part B (Medical Insurance) </text:span><text:span text:style-name="T2"> </text:span><text:span text:style-name="T1">covers ground ambulance transportation when you need to be transported to a hospital, critical access hospital, or skilled nursing facility for medically necessary services, and transportation in any other vehicle could endanger your health. Medicare may pay for emergency ambulance transportation in an airplane or helicopter to a hospital if you need immediate and rapid ambulance transportation that ground transportation can’t provide.</text:span> </text:p>
      <text:p text:style-name="P2"/>
      <text:p text:style-name="P3">1) I was incapable to transport myself.</text:p>
      <text:p text:style-name="P3">2) The rehab facility did not have personnel or a vehicle to transport me.</text:p>
      <text:p text:style-name="P3">3) Because I needed assistance getting up and sitting down it would have been unsafe to transport me without the two people needed to assist me.</text:p>
      <text:p text:style-name="P3"/>
      <text:p text:style-name="P3"/>
      <text:p text:style-name="P3">Respectfully</text:p>
      <text:p text:style-name="P3"/>
      <text:p text:style-name="P3"/>
      <text:p text:style-name="P3">____________________________________________</text:p>
      <text:p text:style-name="P3">Sondra L. Leonhardt</text:p>
      <text:p text:style-name="P3"/>
      <text:p text:style-name="P4">Medicare # 5VR3-RM2-UP9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ubik" svg:font-family="Rubi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4T10:20:55.030000000</meta:creation-date>
    <meta:generator>LibreOffice/7.2.1.2$Windows_X86_64 LibreOffice_project/87b77fad49947c1441b67c559c339af8f3517e22</meta:generator>
    <dc:date>2022-02-04T10:44:30.869000000</dc:date>
    <meta:editing-duration>PT33S</meta:editing-duration>
    <meta:editing-cycles>1</meta:editing-cycles>
    <meta:document-statistic meta:table-count="0" meta:image-count="0" meta:object-count="0" meta:page-count="1" meta:paragraph-count="14" meta:word-count="254" meta:character-count="1622" meta:non-whitespace-character-count="1375"/>
  </office:meta>
</office:document-meta>
</file>